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26cm" fo:margin-left="-0.383cm" fo:margin-top="0cm" fo:margin-bottom="0cm" table:align="left"/>
    </style:style>
    <style:style style:name="Tabla1.A" style:family="table-column">
      <style:table-column-properties style:column-width="3.193cm"/>
    </style:style>
    <style:style style:name="Tabla1.B" style:family="table-column">
      <style:table-column-properties style:column-width="2.648cm"/>
    </style:style>
    <style:style style:name="Tabla1.C" style:family="table-column">
      <style:table-column-properties style:column-width="4.761cm"/>
    </style:style>
    <style:style style:name="Tabla1.D" style:family="table-column">
      <style:table-column-properties style:column-width="2.699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2.321cm"/>
    </style:style>
    <style:style style:name="Tabla1.1" style:family="table-row">
      <style:table-row-properties style:min-row-height="0.194cm"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paragraph-properties>
        <style:tab-stops/>
      </style:paragraph-properties>
      <style:text-properties officeooo:paragraph-rsid="0019d1c5"/>
    </style:style>
    <style:style style:name="P2" style:family="paragraph" style:parent-style-name="Default">
      <style:paragraph-properties>
        <style:tab-stops/>
      </style:paragraph-properties>
      <style:text-properties fo:font-size="11pt" fo:font-weight="bold" officeooo:paragraph-rsid="0019d1c5" style:font-size-asian="11pt" style:font-weight-asian="bold"/>
    </style:style>
    <style:style style:name="P3" style:family="paragraph" style:parent-style-name="Default">
      <style:paragraph-properties>
        <style:tab-stops/>
      </style:paragraph-properties>
      <style:text-properties fo:font-size="11pt" fo:font-style="italic" fo:font-weight="bold" officeooo:paragraph-rsid="0019d1c5" style:font-size-asian="11pt" style:font-style-asian="italic" style:font-weight-asian="bold"/>
    </style:style>
    <style:style style:name="P4" style:family="paragraph" style:parent-style-name="Default">
      <style:paragraph-properties fo:text-align="end" style:justify-single-word="false">
        <style:tab-stops/>
      </style:paragraph-properties>
      <style:text-properties officeooo:paragraph-rsid="0019d1c5"/>
    </style:style>
    <style:style style:name="P5" style:family="paragraph" style:parent-style-name="Standard">
      <style:text-properties officeooo:rsid="0034d94c" officeooo:paragraph-rsid="0019d1c5" fo:background-color="#ffff00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b7a7" officeooo:paragraph-rsid="0019d1c5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8b7a7" officeooo:paragraph-rsid="0019d1c5"/>
    </style:style>
    <style:style style:name="P8" style:family="paragraph" style:parent-style-name="Standard">
      <style:text-properties fo:font-weight="bold" officeooo:rsid="0018b7a7" officeooo:paragraph-rsid="0019d1c5" style:font-weight-asian="bold" style:font-weight-complex="bold"/>
    </style:style>
    <style:style style:name="P9" style:family="paragraph" style:parent-style-name="Standard">
      <style:text-properties officeooo:rsid="001c70b8" officeooo:paragraph-rsid="0019d1c5"/>
    </style:style>
    <style:style style:name="P10" style:family="paragraph" style:parent-style-name="Standard">
      <style:text-properties officeooo:rsid="002a878d" officeooo:paragraph-rsid="0019d1c5"/>
    </style:style>
    <style:style style:name="T1" style:family="text">
      <style:text-properties officeooo:rsid="00281fc2"/>
    </style:style>
    <style:style style:name="T2" style:family="text">
      <style:text-properties officeooo:rsid="001bd23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officeooo:rsid="00281fc2" style:font-weight-asian="normal" style:font-weight-complex="normal"/>
    </style:style>
    <style:style style:name="T5" style:family="text">
      <style:text-properties officeooo:rsid="001c7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d023" style:font-weight-asian="bold" style:font-weight-complex="bold"/>
    </style:style>
    <style:style style:name="T8" style:family="text">
      <style:text-properties officeooo:rsid="002a878d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fo:font-size="11pt" fo:font-weight="bold" officeooo:rsid="002a878d" style:font-size-asian="11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officeooo:rsid="002a878d" style:font-size-asian="11pt"/>
    </style:style>
    <style:style style:name="T13" style:family="text">
      <style:text-properties officeooo:rsid="002c037f"/>
    </style:style>
    <style:style style:name="T14" style:family="text">
      <style:text-properties officeooo:rsid="002ed0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IS XSD <text:span text:style-name="T1">3</text:span><text:span text:style-name="T2">ª PART</text:span></text:p>
      <text:p text:style-name="P7"/>
      <text:p text:style-name="P7"><text:span text:style-name="T3">Exercici 1:</text:span><text:span text:style-name="T4"> Crea els esquemes XSD a partir dels documents XML i de les restriccions que us donen.</text:span></text:p>
      <text:p text:style-name="P8"><text:span text:style-name="T5">A) </text:span><text:span text:style-name="T1">PANELL DE VOLS</text:span><text:span text:style-name="T2">.</text:span></text:p>
      <text:p text:style-name="P7">&lt;?xml version="1.0" encoding="UTF-8"?&gt;</text:p>
      <text:p text:style-name="P7">&lt;aerop<text:span text:style-name="T1">o</text:span>rt xmlns:xsi="http://www.w3.org/2001/XMLSchema-instance"</text:p>
      <text:p text:style-name="P7">xsi:noNamespaceSchemaLocation="aerop<text:span text:style-name="T1">o</text:span>rt.xsd"&gt;</text:p>
      <text:p text:style-name="P7"><text:s text:c="3"/>&lt;nom&gt;JFK&lt;/nombre&gt;</text:p>
      <text:p text:style-name="P7"><text:s text:c="3"/>&lt;v<text:span text:style-name="T1">o</text:span>ls&gt;</text:p>
      <text:p text:style-name="P7"><text:s text:c="6"/>&lt;v<text:span text:style-name="T1">o</text:span>l c<text:span text:style-name="T1">o</text:span>di="V22" esta<text:span text:style-name="T1">t</text:span>="R"&gt;</text:p>
      <text:p text:style-name="P7"><text:s text:c="9"/>&lt;diari /&gt;</text:p>
      <text:p text:style-name="P7"><text:s text:c="9"/>&lt;orige<text:span text:style-name="T1">n</text:span>&gt;New York&lt;/orige<text:span text:style-name="T1">n</text:span>&gt;</text:p>
      <text:p text:style-name="P7"><text:s text:c="9"/>&lt;desti<text:span text:style-name="T1">nacio</text:span>&gt;Chicago&lt;/desti<text:span text:style-name="T1">nacio</text:span>&gt;</text:p>
      <text:p text:style-name="P7"><text:s text:c="9"/>&lt;hora-<text:span text:style-name="T1">eix</text:span>ida&gt;09:30:00&lt;/hora-<text:span text:style-name="T1">eix</text:span>ida&gt;</text:p>
      <text:p text:style-name="P7"><text:s text:c="9"/>&lt;hora-<text:span text:style-name="T1">arrib</text:span>ada&gt;11:30:00&lt;/hora-<text:span text:style-name="T1">arrib</text:span>ada&gt;</text:p>
      <text:p text:style-name="P7"><text:s text:c="6"/>&lt;/v<text:span text:style-name="T1">o</text:span>l&gt;</text:p>
      <text:p text:style-name="P7"><text:s text:c="6"/>&lt;v<text:span text:style-name="T1">o</text:span>l c<text:span text:style-name="T1">o</text:span>di="V23" esta<text:span text:style-name="T1">t</text:span>="C"&gt;</text:p>
      <text:p text:style-name="P7"><text:s text:c="9"/>&lt;orige<text:span text:style-name="T1">n</text:span>&gt;New York&lt;/orige<text:span text:style-name="T1">n</text:span>&gt;</text:p>
      <text:p text:style-name="P7"><text:s text:c="9"/>&lt;desti<text:span text:style-name="T1">nacio</text:span>&gt;Miami&lt;/desti<text:span text:style-name="T1">nacio</text:span>&gt;</text:p>
      <text:p text:style-name="P7"><text:s text:c="9"/>&lt;hora-<text:span text:style-name="T1">eix</text:span>ida&gt;10:15:00&lt;/hora-<text:span text:style-name="T1">eix</text:span>ida&gt;</text:p>
      <text:p text:style-name="P7"><text:s text:c="9"/>&lt;hora-<text:span text:style-name="T1">arrib</text:span>ada&gt;11:15:00&lt;/hora-<text:span text:style-name="T1">arrib</text:span>ada&gt;</text:p>
      <text:p text:style-name="P7"><text:s text:c="6"/>&lt;/v<text:span text:style-name="T1">o</text:span>l&gt;</text:p>
      <text:p text:style-name="P7"><text:s text:c="3"/>&lt;/v<text:span text:style-name="T1">o</text:span>ls&gt;</text:p>
      <text:p text:style-name="P7"><text:s text:c="3"/>&lt;<text:span text:style-name="T1">dat</text:span>a&gt;2013-12-20&lt;/<text:span text:style-name="T1">dat</text:span>a&gt;</text:p>
      <text:p text:style-name="P7">&lt;/aerop<text:span text:style-name="T1">o</text:span>rt&gt;</text:p>
      <text:p text:style-name="P7"/>
      <text:p text:style-name="P7">Escriure el codi de l'arxiu "aeroport.xsd" que permeta validar-ho, tenint en compte que:</text:p>
      <text:p text:style-name="P7">- <text:span text:style-name="T1">Es pot</text:span> utilitzar group i attributeGroup.</text:p>
      <text:p text:style-name="P7">- El nom de l'aeroport, els vols i la data poden aparéixer en diferent ordre.</text:p>
      <text:p text:style-name="P7">- S'ha d'indicar que el codi ha de ser únic (això es pot fer definint-ho de tipus xs:<text:span text:style-name="T1">ID</text:span>) i obligatori per a cada vol.</text:p>
      <text:p text:style-name="P7">- <text:span text:style-name="T1">E</text:span>ls possibles estats d'un vol són C (Cancel·lat), E (En hora), R (Retardat). Aquesta restricció només ha de poder ser utilitzada per l'atribut estat. El valor per defecte ha de ser E.</text:p>
      <text:p text:style-name="P7">- Ha de permetre's aparéixer des de zero fins a il·limitats elements vol i, per a cadascun d'ells, s'ha de guardar la informació en el mateix ordre en el qual apareix en el panell <text:span text:style-name="T1">(Diari, origen, destinació, hora eixida i hora arribada)</text:span>.</text:p>
      <text:p text:style-name="P7">- Per a indicar si un vol és diari, s'ha d'utilitzar un element buit que, respecte a cada vol, podrà aparéixer (en el cas de si ser diari) o no aparéixer (en el cas contrari).</text:p>
      <text:p text:style-name="P7">- Respecte als elements nom, origen, destinació, hora-arribada, hora-eixida i data, cadascun d'ells ha de definir-se del tipus que es considere més apropiat, d'entre els proporcionats per XML Schema.</text:p>
      <text:p text:style-name="P7"/>
      <text:p text:style-name="P9"><text:span text:style-name="T6">B) </text:span><text:span text:style-name="T7">FACTURA</text:span><text:span text:style-name="T6">.</text:span> <text:span text:style-name="T8">De la següent factura fictíci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1"><text:span text:style-name="T9">FACTURA NÚMERO 27 – </text:span><text:span text:style-name="T10">DAT</text:span><text:span text:style-name="T9">A: 18/12/2013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"><text:span text:style-name="T9">DA</text:span><text:span text:style-name="T10">DE</text:span><text:span text:style-name="T9">S EMIS</text:span><text:span text:style-name="T10">S</text:span><text:span text:style-name="T9">OR: </text:span></text:p>
          </table:table-cell>
          <table:covered-table-cell/>
          <table:covered-table-cell/>
          <table:table-cell table:style-name="Tabla1.A1" table:number-columns-spanned="3" office:value-type="string">
            <text:p text:style-name="P1"><text:span text:style-name="T9">DA</text:span><text:span text:style-name="T10">DE</text:span><text:span text:style-name="T9">S CLIENT: </text:span>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">Llibreria Pérez </text:p>
          </table:table-cell>
          <table:covered-table-cell/>
          <table:covered-table-cell/>
          <table:table-cell table:style-name="Tabla1.A1" table:number-columns-spanned="3" office:value-type="string">
            <text:p text:style-name="P1">Biblioteca Txantrea 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">CIF: 44555666B </text:p>
          </table:table-cell>
          <table:covered-table-cell/>
          <table:covered-table-cell/>
          <table:table-cell table:style-name="Tabla1.A1" table:number-columns-spanned="3" office:value-type="string">
            <text:p text:style-name="P1">CIF: 33111222A 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">Telèfon: 777888999 </text:p>
          </table:table-cell>
          <table:covered-table-cell/>
          <table:covered-table-cell/>
          <table:table-cell table:style-name="Tabla1.A1" table:number-columns-spanned="3" office:value-type="string">
            <text:p text:style-name="P1">Telèfon: 333999444 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2">DETALL FACTURA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"><text:span text:style-name="T11">C</text:span><text:span text:style-name="T12">O</text:span><text:span text:style-name="T11">DI-ART</text:span><text:span text:style-name="T12">I</text:span><text:span text:style-name="T11">CL</text:span><text:span text:style-name="T12">E</text:span><text:span text:style-name="T11"> </text:span></text:p>
          </table:table-cell>
          <table:table-cell table:style-name="Tabla1.A1" office:value-type="string">
            <text:p text:style-name="P1">TIP<text:span text:style-name="T8">US</text:span> </text:p>
          </table:table-cell>
          <table:table-cell table:style-name="Tabla1.A1" office:value-type="string">
            <text:p text:style-name="P1">DESCRIPCIÓ</text:p>
          </table:table-cell>
          <table:table-cell table:style-name="Tabla1.A1" office:value-type="string">
            <text:p text:style-name="P1"><text:span text:style-name="T8">QU</text:span>ANTI<text:span text:style-name="T8">T</text:span>A<text:span text:style-name="T8">T</text:span> </text:p>
          </table:table-cell>
          <table:table-cell table:style-name="Tabla1.A1" office:value-type="string">
            <text:p text:style-name="P1">OFERTA </text:p>
          </table:table-cell>
          <table:table-cell table:style-name="Tabla1.A1" office:value-type="string">
            <text:p text:style-name="P1">PVP </text:p>
          </table:table-cell>
        </table:table-row>
        <table:table-row table:style-name="Tabla1.1">
          <table:table-cell table:style-name="Tabla1.A1" office:value-type="string">
            <text:p text:style-name="P1">AW7 </text:p>
          </table:table-cell>
          <table:table-cell table:style-name="Tabla1.A1" office:value-type="string">
            <text:p text:style-name="P1">L<text:span text:style-name="T8">l</text:span>ibr<text:span text:style-name="T8">e</text:span> </text:p>
          </table:table-cell>
          <table:table-cell table:style-name="Tabla1.A1" office:value-type="string">
            <text:p text:style-name="P1">Analítica Web 2.0 </text:p>
          </table:table-cell>
          <table:table-cell table:style-name="Tabla1.A1" office:value-type="string">
            <text:p text:style-name="P1">1 </text:p>
          </table:table-cell>
          <table:table-cell table:style-name="Tabla1.A1" office:value-type="string">
            <text:p text:style-name="P1">SI </text:p>
          </table:table-cell>
          <table:table-cell table:style-name="Tabla1.A1" office:value-type="string">
            <text:p text:style-name="P1">25.12€ </text:p>
          </table:table-cell>
        </table:table-row>
        <table:table-row table:style-name="Tabla1.1">
          <table:table-cell table:style-name="Tabla1.A1" office:value-type="string">
            <text:p text:style-name="P1">CP5 </text:p>
          </table:table-cell>
          <table:table-cell table:style-name="Tabla1.A1" office:value-type="string">
            <text:p text:style-name="P1">DVD </text:p>
          </table:table-cell>
          <table:table-cell table:style-name="Tabla1.A1" office:value-type="string">
            <text:p text:style-name="P1">Curso de HTML </text:p>
          </table:table-cell>
          <table:table-cell table:style-name="Tabla1.A1" office:value-type="string">
            <text:p text:style-name="P1">2 </text:p>
          </table:table-cell>
          <table:table-cell table:style-name="Tabla1.A1" office:value-type="string">
            <text:p text:style-name="P1">NO </text:p>
          </table:table-cell>
          <table:table-cell table:style-name="Tabla1.A1" office:value-type="string">
            <text:p text:style-name="P1">30.5€ </text:p>
          </table:table-cell>
        </table:table-row>
        <table:table-row table:style-name="Tabla1.1">
          <table:table-cell table:style-name="Tabla1.A1" table:number-columns-spanned="3" office:value-type="string">
            <text:p text:style-name="P3">IMPORT: </text:p>
          </table:table-cell>
          <table:covered-table-cell/>
          <table:covered-table-cell/>
          <table:table-cell table:style-name="Tabla1.A1" table:number-columns-spanned="3" office:value-type="string">
            <text:p text:style-name="P4">86.12€ </text:p>
          </table:table-cell>
          <table:covered-table-cell/>
          <table:covered-table-cell/>
        </table:table-row>
      </table:table>
      <text:p text:style-name="P10"><text:soft-page-break/>s’ha escrit el següent document XML:</text:p>
      <text:p text:style-name="P10"/>
      <text:p text:style-name="P10">&lt;?xml version="1.0" encoding="UTF-8"?&gt;</text:p>
      <text:p text:style-name="P10">&lt;factura xmlns:xsi="http://www.w3.org/2001/XMLSchema-instance"</text:p>
      <text:p text:style-name="P10">xsi:noNamespaceSchemaLocation="factura.xsd"</text:p>
      <text:p text:style-name="P10">número="27" data="2013-12-18" moneda="Euro"&gt;</text:p>
      <text:p text:style-name="P10"><text:s text:c="3"/>&lt;dades-emissor&gt;</text:p>
      <text:p text:style-name="P10"><text:s text:c="6"/>&lt;nom&gt;Llibreria Pérez&lt;/nom&gt;</text:p>
      <text:p text:style-name="P10"><text:s text:c="6"/>&lt;cif&gt;44555666-B&lt;/cif&gt;</text:p>
      <text:p text:style-name="P10"><text:s text:c="6"/>&lt;telefon&gt;777888999&lt;/telefon&gt;</text:p>
      <text:p text:style-name="P10"><text:s text:c="3"/>&lt;/dades-emissor&gt;</text:p>
      <text:p text:style-name="P10"><text:s text:c="3"/>&lt;dades-client&gt;</text:p>
      <text:p text:style-name="P10"><text:s text:c="6"/>&lt;nom&gt;Biblioteca Txantrea&lt;/nom&gt;</text:p>
      <text:p text:style-name="P10"><text:s text:c="6"/>&lt;cif&gt;33111222-A&lt;/cif&gt;</text:p>
      <text:p text:style-name="P10"><text:s text:c="6"/>&lt;telefon&gt;333999444&lt;/telefon&gt;</text:p>
      <text:p text:style-name="P10"><text:s text:c="3"/>&lt;/dades-client&gt;</text:p>
      <text:p text:style-name="P10"><text:s text:c="3"/>&lt;detall-factura import="86.12"&gt;</text:p>
      <text:p text:style-name="P10"><text:s text:c="6"/>&lt;linea codi-article="AW7" tipus="Llibre"&gt;</text:p>
      <text:p text:style-name="P10"><text:s text:c="9"/>&lt;descripcio&gt;Analítica Web 2.0&lt;/descripcio&gt;</text:p>
      <text:p text:style-name="P10"><text:s text:c="9"/>&lt;quantitat&gt;1&lt;/quantitat&gt;</text:p>
      <text:p text:style-name="P10"><text:s text:c="9"/>&lt;oferta /&gt;</text:p>
      <text:p text:style-name="P10"><text:s text:c="9"/>&lt;pvp&gt;25.12&lt;/pvp&gt;</text:p>
      <text:p text:style-name="P10"><text:s text:c="6"/>&lt;/linea&gt;</text:p>
      <text:p text:style-name="P10"><text:s text:c="6"/>&lt;linea codi-article="CP5" tipus="DVD"&gt;</text:p>
      <text:p text:style-name="P10"><text:s text:c="9"/>&lt;descripcio&gt;Curso de HTML&lt;/descripcio&gt;</text:p>
      <text:p text:style-name="P10"><text:s text:c="9"/>&lt;quantitat&gt;2&lt;/quantitat&gt;</text:p>
      <text:p text:style-name="P10"><text:s text:c="9"/>&lt;pvp&gt;30.5&lt;/pvp&gt;</text:p>
      <text:p text:style-name="P10"><text:s text:c="6"/>&lt;/linea&gt;</text:p>
      <text:p text:style-name="P10"><text:s text:c="3"/>&lt;/detall-factura&gt;</text:p>
      <text:p text:style-name="P10">&lt;/factura&gt;</text:p>
      <text:p text:style-name="P9"/>
      <text:p text:style-name="P10">Has de tindre en compte que:</text:p>
      <text:p text:style-name="P10">- Exceptuant els elements dades-emissor, dades-client i detall-factura, que no tenen perquè aparéixer en aquest ordre, la resta d'elements representats en el document XML, sí que han d'escriure's obligatòriament en l'ordre en el qual apareixen.</text:p>
      <text:p text:style-name="P10">- <text:span text:style-name="T13">Intentar agrupar</text:span> elements o atributs, <text:span text:style-name="T13">amb </text:span>group o attributeGroup, respectivament.</text:p>
      <text:p text:style-name="P10">- Respecte al número de la factura (que ha de ser un valor sencer major que 0) i la seua data d'emissió (de tipus xs:d<text:span text:style-name="T13">ate</text:span>), cal indicar que són atributs obligatoris.</text:p>
      <text:p text:style-name="P10">- L'atribut moneda ha d'indicar-se que és un valor fix.</text:p>
      <text:p text:style-name="P10">- Els noms de l'emissor i client, així com, la descripció de cada article, han de ser del mateix tipus, al qual anomenarem tip<text:span text:style-name="T13">us</text:span>Text, i on ha d'indicar-se que els valors admesos per a aquests elements poden ser cadenes d'un mínim de 5 caràcters i un màxim de 20.</text:p>
      <text:p text:style-name="P10">- Fent ús <text:span text:style-name="T13">de </text:span>pattern cal indicar que el valor del cif ha d'estar format per una cadena de huit dígits del 0 al 9, seguits d'un guió "-" i una lletra majúscula de la "A" a la "Z" <text:span text:style-name="T14">("\d{8}-[A-Z]")</text:span>. Aquesta restricció només ha de poder ser utilitzada per l'element cif.</text:p>
      <text:p text:style-name="P10">- Fent ús <text:span text:style-name="T13">de </text:span>pattern cal indicar que el valor del telèfon ha d'estar format per una cadena de nou dígits del 0 al 9 <text:span text:style-name="T14">("\d{9}")</text:span>. Aquesta restricció només ha de poder ser utilitzada pel telèfon.</text:p>
      <text:p text:style-name="P10">- Almenys ha d'aparéixer una línia de detall i com a màxim 15.</text:p>
      <text:p text:style-name="P10">- L'import ha d'indicar-se que és obligatori.</text:p>
      <text:p text:style-name="P10">- L'import i el pvp han de ser del mateix tipus, al qual anomenarem tip<text:span text:style-name="T13">us</text:span>Pre<text:span text:style-name="T13">u</text:span>, i on ha d'indicar-se, que els valors admesos per aquest tipus poden ser nombres decimals majors que 0, però no majors <text:soft-page-break/>que 999. A més, aquests valors podran contindre cinc dígits com a màxim i, d'ells, només dos podran ser decimals.</text:p>
      <text:p text:style-name="P10">- El codi de l'article ha de ser únic i obligatori per a cada article.</text:p>
      <text:p text:style-name="P10">- <text:span text:style-name="T13">I</text:span>ndicar que els possibles tipus d'un article són Llibre, DVD o Varis, no permetent-se un altre valor. Per a això, s'ha de definir un tipus de dada anomenada tip<text:span text:style-name="T13">us</text:span>Art<text:span text:style-name="T13">i</text:span>cl<text:span text:style-name="T13">e</text:span>, que ha de poder ser utilitzat per altres atributs o elements. Ara bé, cal tindre en compte que aquest atribut és opcional.</text:p>
      <text:p text:style-name="P10">- La quantitat d'articles indicada en cada línia, ha de ser un valor sencer major que 0.</text:p>
      <text:p text:style-name="P10">- Per a indicar si un article està d'oferta, s'ha d'utilitzar un element buit que, respecte a cada article, podrà aparéixer (en el cas de si estar d'oferta) o no aparéixer (en el cas contrari).</text:p>
      <text:p text:style-name="P10">- No cal definir més tipus de dades que els especificats en l'exercici: tip<text:span text:style-name="T13">us</text:span>Text, tip<text:span text:style-name="T13">us</text:span>Art<text:span text:style-name="T13">i</text:span>cl<text:span text:style-name="T13">e</text:span> i tip<text:span text:style-name="T13">us</text:span>Pre<text:span text:style-name="T13">u</text:span>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2:02:38.625000000</meta:creation-date>
    <dc:date>2023-02-09T12:03:07.778000000</dc:date>
    <meta:editing-duration>PT29S</meta:editing-duration>
    <meta:editing-cycles>1</meta:editing-cycles>
    <meta:document-statistic meta:table-count="1" meta:image-count="0" meta:object-count="0" meta:page-count="3" meta:paragraph-count="108" meta:word-count="801" meta:character-count="5648" meta:non-whitespace-character-count="4667"/>
    <meta:generator>LibreOffice/7.2.4.1$Windows_X86_64 LibreOffice_project/27d75539669ac387bb498e35313b970b7fe9c4f9</meta:generator>
  </office:meta>
</office:document-meta>
</file>